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84.25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3.26pt"/>
    </style:style>
    <style:style style:name="co6" style:family="table-column">
      <style:table-column-properties fo:break-before="auto" style:column-width="108.7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7a0cb" fo:border="0.06pt solid #000000"/>
    </style:style>
    <style:style style:name="ce2" style:family="table-cell" style:parent-style-name="Default">
      <style:table-cell-properties fo:background-color="#59c5c7" fo:border="0.06pt solid #000000"/>
    </style:style>
    <style:style style:name="ce3" style:family="table-cell" style:parent-style-name="Default">
      <style:table-cell-properties fo:background-color="#89c765" fo:border="0.99pt solid #000000"/>
    </style:style>
    <style:style style:name="ce4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59c5c7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89c765" style:text-align-source="fix" style:repeat-content="false" fo:border="0.99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AVG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Without inde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formula="of:=([.C8] + [.D8]) / 2" office:value-type="float" office:value="112" calcext:value-type="float">
            <text:p>112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With index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8.3" calcext:value-type="float">
            <text:p>8.3</text:p>
          </table:table-cell>
          <table:table-cell table:style-name="ce4" table:formula="of:=([.C9] + [.D9]) / 2" office:value-type="float" office:value="4.295" calcext:value-type="float">
            <text:p>4.295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1" office:value-type="string" calcext:value-type="string">
            <text:p>Difference [s]</text:p>
          </table:table-cell>
          <table:table-cell table:style-name="ce1" table:formula="of:=[.E8]-[.E9]" office:value-type="float" office:value="107.705" calcext:value-type="float">
            <text:p>107.705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1" office:value-type="string" calcext:value-type="string">
            <text:p>Total share [%]</text:p>
          </table:table-cell>
          <table:table-cell table:style-name="ce1" table:formula="of:=([.E9]/[.E8])*100" office:value-type="float" office:value="3.83482142857143" calcext:value-type="float">
            <text:p>3.83482142857143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1" office:value-type="string" calcext:value-type="string">
            <text:p>Time decrease[%]</text:p>
          </table:table-cell>
          <table:table-cell table:style-name="ce1" table:formula="of:=100-([.E9]/[.E8])*100" office:value-type="float" office:value="96.1651785714286" calcext:value-type="float">
            <text:p>96.1651785714286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5" table:number-columns-repeated="3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INTEGER</text:p>
          </table:table-cell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ithout index</text:p>
          </table:table-cell>
          <table:table-cell office:value-type="float" office:value="0" calcext:value-type="float">
            <text:p>0</text:p>
          </table:table-cell>
          <table:table-cell office:value-type="float" office:value="421.14" calcext:value-type="float">
            <text:p>421.14</text:p>
          </table:table-cell>
          <table:table-cell table:formula="of:=([.C17] + [.D17]) / 2" office:value-type="float" office:value="210.57" calcext:value-type="float">
            <text:p>210.57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ith index</text:p>
          </table:table-cell>
          <table:table-cell office:value-type="float" office:value="4.3" calcext:value-type="float">
            <text:p>4.3</text:p>
          </table:table-cell>
          <table:table-cell office:value-type="float" office:value="11.86" calcext:value-type="float">
            <text:p>11.86</text:p>
          </table:table-cell>
          <table:table-cell table:formula="of:=([.C18] + [.D18]) / 2" office:value-type="float" office:value="8.08" calcext:value-type="float">
            <text:p>8.08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2" office:value-type="string" calcext:value-type="string">
            <text:p>Difference [s]</text:p>
          </table:table-cell>
          <table:table-cell table:style-name="ce2" table:formula="of:=[.E17]-[.E18]" office:value-type="float" office:value="202.49" calcext:value-type="float">
            <text:p>202.49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2" office:value-type="string" calcext:value-type="string">
            <text:p>Total share [%]</text:p>
          </table:table-cell>
          <table:table-cell table:style-name="ce2" table:formula="of:=([.E18]/[.E17])*100" office:value-type="float" office:value="3.83720378021561" calcext:value-type="float">
            <text:p>3.83720378021561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2" office:value-type="string" calcext:value-type="string">
            <text:p>Time decrease[%]</text:p>
          </table:table-cell>
          <table:table-cell table:style-name="ce2" table:formula="of:=100-([.E18]/[.E17])*100" office:value-type="float" office:value="96.1627962197844" calcext:value-type="float">
            <text:p>96.1627962197844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5" table:number-columns-repeated="3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7" table:number-columns-repeated="3"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Without inde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4.65" calcext:value-type="float">
            <text:p>454.65</text:p>
          </table:table-cell>
          <table:table-cell table:style-name="ce7" table:formula="of:=([.C26] + [.D26]) / 2" office:value-type="float" office:value="227.325" calcext:value-type="float">
            <text:p>227.32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With index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8.3" calcext:value-type="float">
            <text:p>8.3</text:p>
          </table:table-cell>
          <table:table-cell table:style-name="ce7" table:formula="of:=([.C27] + [.D27]) / 2" office:value-type="float" office:value="4.295" calcext:value-type="float">
            <text:p>4.29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3" office:value-type="string" calcext:value-type="string">
            <text:p>Difference [s]</text:p>
          </table:table-cell>
          <table:table-cell table:style-name="ce3" table:formula="of:=[.E26]-[.E27]" office:value-type="float" office:value="223.03" calcext:value-type="float">
            <text:p>223.03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3" office:value-type="string" calcext:value-type="string">
            <text:p>Total share [%]</text:p>
          </table:table-cell>
          <table:table-cell table:style-name="ce3" table:formula="of:=([.E27]/[.E26])*100" office:value-type="float" office:value="1.88936544594743" calcext:value-type="float">
            <text:p>1.88936544594743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3" office:value-type="string" calcext:value-type="string">
            <text:p>Time decrease[%]</text:p>
          </table:table-cell>
          <table:table-cell table:style-name="ce3" table:formula="of:=100-([.E27]/[.E26])*100" office:value-type="float" office:value="98.1106345540526" calcext:value-type="float">
            <text:p>98.110634554052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6:43:52.283929540</meta:creation-date>
    <dc:date>2020-10-09T07:19:41.008259237</dc:date>
    <meta:editing-duration>PT14M57S</meta:editing-duration>
    <meta:editing-cycles>2</meta:editing-cycles>
    <meta:generator>LibreOffice/6.0.7.3$Linux_X86_64 LibreOffice_project/00m0$Build-3</meta:generator>
    <meta:document-statistic meta:table-count="1" meta:cell-count="54" meta:object-count="0"/>
  </office:meta>
</office:document-meta>
</file>